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20000001A46141B94449E2EE9.png" manifest:media-type="image/png"/>
  <manifest:file-entry manifest:full-path="Pictures/100000000000001500000022F4BBFBF6805FC511.png" manifest:media-type="image/png"/>
  <manifest:file-entry manifest:full-path="Pictures/10000201000002B30000019A3DFBC2E66FAC49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000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34eb5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4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675cm"/>
      <style:paragraph-properties style:writing-mode="lr-tb"/>
    </style:style>
    <style:style style:name="gr7" style:family="graphic" style:parent-style-name="standard">
      <style:graphic-properties svg:stroke-width="0.053cm" svg:stroke-color="#ffffff" draw:marker-start-width="0.279cm" draw:marker-end-width="0.279cm" draw:fill-color="#191919" draw:textarea-horizontal-align="justify" draw:textarea-vertical-align="middle" draw:auto-grow-height="false" fo:min-height="3.299cm" fo:min-width="1.5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-color="#191919" draw:textarea-horizontal-align="justify" draw:textarea-vertical-align="middle" draw:auto-grow-height="false" fo:min-height="0.76cm" fo:min-width="0.51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a6a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729fc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d4ea6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12.37cm" fo:min-width="19.9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898cm" fo:min-width="0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6.17cm" fo:min-width="0cm" fo:padding-top="0.165cm" fo:padding-bottom="0.165cm" fo:padding-left="0.29cm" fo:padding-right="0.29cm"/>
    </style:style>
    <style:style style:name="gr1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ffbf00" draw:fill-color="#ffbf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dash" draw:stroke-dash="Dashed_20__28_var_29_" svg:stroke-width="0.081cm" svg:stroke-color="#81d41a" draw:marker-start-width="0.321cm" draw:marker-end-width="0.321cm" draw:fill="none" draw:textarea-horizontal-align="justify" draw:textarea-vertical-align="middle" draw:auto-grow-height="false" fo:min-height="3.37cm" fo:min-width="0.563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color="#0000ff" fo:font-size="15pt" style:font-size-asian="15pt" style:font-size-complex="15pt"/>
    </style:style>
    <style:style style:name="P4" style:family="paragraph">
      <loext:graphic-properties draw:fill="none" draw:fill-color="#ffffff"/>
      <style:text-properties fo:color="#ff0000" fo:font-size="15pt" style:font-size-asian="15pt" style:font-size-complex="15pt"/>
    </style:style>
    <style:style style:name="P5" style:family="paragraph">
      <loext:graphic-properties draw:fill="none" draw:fill-color="#ffffff"/>
      <style:text-properties fo:color="#34eb5e" fo:font-size="15pt" style:font-size-asian="15pt" style:font-size-complex="15pt"/>
    </style:style>
    <style:style style:name="P6" style:family="paragraph">
      <loext:graphic-properties draw:fill="none" draw:fill-color="#ffffff"/>
      <style:text-properties fo:color="#ffa6a6" fo:font-size="15pt" style:font-size-asian="15pt" style:font-size-complex="15pt"/>
    </style:style>
    <style:style style:name="P7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8" style:family="paragraph">
      <loext:graphic-properties draw:fill="none" draw:fill-color="#ffffff"/>
      <style:text-properties fo:color="#729fcf" fo:font-size="15pt" style:font-size-asian="15pt" style:font-size-complex="15pt"/>
    </style:style>
    <style:style style:name="P9" style:family="paragraph">
      <loext:graphic-properties draw:fill-color="#19191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bf00"/>
      <style:paragraph-properties fo:text-align="center"/>
    </style:style>
    <style:style style:name="T1" style:family="text">
      <style:text-properties fo:color="#0000ff" fo:font-size="15pt" style:font-size-asian="15pt" style:font-size-complex="15pt"/>
    </style:style>
    <style:style style:name="T2" style:family="text">
      <style:text-properties fo:color="#0000ff" style:text-position="-33% 58%" fo:font-size="15pt" style:font-size-asian="15pt" style:font-size-complex="15pt"/>
    </style:style>
    <style:style style:name="T3" style:family="text">
      <style:text-properties fo:color="#ff0000" style:text-position="0% 100%" fo:font-size="15pt" style:font-size-asian="15pt" style:font-size-complex="15pt"/>
    </style:style>
    <style:style style:name="T4" style:family="text">
      <style:text-properties fo:color="#ff0000" style:text-position="-33% 58%" fo:font-size="15pt" style:font-size-asian="15pt" style:font-size-complex="15pt"/>
    </style:style>
    <style:style style:name="T5" style:family="text">
      <style:text-properties fo:color="#34eb5e" style:text-position="0% 100%" fo:font-size="15pt" style:font-size-asian="15pt" style:font-size-complex="15pt"/>
    </style:style>
    <style:style style:name="T6" style:family="text">
      <style:text-properties fo:color="#34eb5e" style:text-position="-33% 58%" fo:font-size="15pt" style:font-size-asian="15pt" style:font-size-complex="15pt"/>
    </style:style>
    <style:style style:name="T7" style:family="text">
      <style:text-properties fo:color="#ffa6a6" style:text-position="0% 100%" fo:font-size="15pt" style:font-size-asian="15pt" style:font-size-complex="15pt"/>
    </style:style>
    <style:style style:name="T8" style:family="text">
      <style:text-properties fo:color="#ffa6a6" style:text-position="-33% 58%" fo:font-size="15pt" style:font-size-asian="15pt" style:font-size-complex="15pt"/>
    </style:style>
    <style:style style:name="T9" style:family="text">
      <style:text-properties fo:color="#d4ea6b" style:text-position="0% 100%" fo:font-size="15pt" style:font-size-asian="15pt" style:font-size-complex="15pt"/>
    </style:style>
    <style:style style:name="T10" style:family="text">
      <style:text-properties fo:color="#d4ea6b" style:text-position="-33% 58%" fo:font-size="15pt" style:font-size-asian="15pt" style:font-size-complex="15pt"/>
    </style:style>
    <style:style style:name="T11" style:family="text">
      <style:text-properties fo:color="#729fcf" style:text-position="0% 100%" fo:font-size="15pt" style:font-size-asian="15pt" style:font-size-complex="15pt"/>
    </style:style>
    <style:style style:name="T12" style:family="text">
      <style:text-properties fo:color="#729fcf"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101cm" svg:height="5.4cm" svg:x="10.191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frame draw:style-name="gr6" draw:text-style-name="P6" draw:layer="layout" svg:width="1.175cm" svg:height="0.966cm" svg:x="6.453cm" svg:y="6.1cm">
            <draw:text-box>
              <text:p><text:span text:style-name="T7">x</text:span><text:span text:style-name="T8">ob</text:span><text:span text:style-name="T8">j</text:span></text:p>
            </draw:text-box>
          </draw:frame>
          <draw:frame draw:style-name="gr6" draw:text-style-name="P7" draw:layer="layout" svg:width="1.175cm" svg:height="0.966cm" svg:x="4.953cm" svg:y="3.634cm">
            <draw:text-box>
              <text:p><text:span text:style-name="T9">y</text:span><text:span text:style-name="T10">ob</text:span><text:span text:style-name="T10">j</text:span></text:p>
            </draw:text-box>
          </draw:frame>
          <draw:frame draw:style-name="gr6" draw:text-style-name="P8" draw:layer="layout" svg:width="1.175cm" svg:height="0.966cm" svg:x="2.053cm" svg:y="1.5cm">
            <draw:text-box>
              <text:p><text:span text:style-name="T11">z</text:span><text:span text:style-name="T12">o</text:span><text:span text:style-name="T12">bj</text:span></text:p>
            </draw:text-box>
          </draw:frame>
          <draw:custom-shape draw:style-name="gr7" draw:text-style-name="P9" draw:layer="layout" svg:width="2.8cm" svg:height="4.3cm" svg:x="1.291cm" svg:y="3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9" draw:layer="layout" svg:width="1.5cm" svg:height="1.5cm" svg:x="1.59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9" draw:text-style-name="P2" draw:layer="layout" svg:x1="2.491cm" svg:y1="6.4cm" svg:x2="6.491cm" svg:y2="6.4cm">
            <text:p/>
          </draw:line>
          <draw:line draw:style-name="gr10" draw:text-style-name="P2" draw:layer="layout" svg:x1="2.491cm" svg:y1="6.4cm" svg:x2="2.491cm" svg:y2="2.5cm">
            <text:p/>
          </draw:line>
          <draw:line draw:style-name="gr11" draw:text-style-name="P2" draw:layer="layout" svg:x1="2.491cm" svg:y1="6.414cm" svg:x2="4.891cm" svg:y2="4.3cm">
            <text:p/>
          </draw:line>
        </draw:g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frame draw:style-name="gr6" draw:text-style-name="P6" draw:layer="layout" svg:width="1.175cm" svg:height="0.966cm" svg:x="6.453cm" svg:y="6.1cm">
            <draw:text-box>
              <text:p><text:span text:style-name="T7">x</text:span><text:span text:style-name="T8">ob</text:span><text:span text:style-name="T8">j</text:span></text:p>
            </draw:text-box>
          </draw:frame>
          <draw:frame draw:style-name="gr6" draw:text-style-name="P7" draw:layer="layout" svg:width="1.175cm" svg:height="0.966cm" svg:x="4.953cm" svg:y="3.634cm">
            <draw:text-box>
              <text:p><text:span text:style-name="T9">y</text:span><text:span text:style-name="T10">ob</text:span><text:span text:style-name="T10">j</text:span></text:p>
            </draw:text-box>
          </draw:frame>
          <draw:frame draw:style-name="gr6" draw:text-style-name="P8" draw:layer="layout" svg:width="1.175cm" svg:height="0.966cm" svg:x="2.053cm" svg:y="1.5cm">
            <draw:text-box>
              <text:p><text:span text:style-name="T11">z</text:span><text:span text:style-name="T12">ob</text:span><text:span text:style-name="T12">j</text:span></text:p>
            </draw:text-box>
          </draw:frame>
          <draw:custom-shape draw:style-name="gr7" draw:text-style-name="P9" draw:layer="layout" svg:width="2.8cm" svg:height="4.3cm" svg:x="1.291cm" svg:y="3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9" draw:layer="layout" svg:width="1.5cm" svg:height="1.5cm" svg:x="1.59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9" draw:text-style-name="P2" draw:layer="layout" svg:x1="2.491cm" svg:y1="6.4cm" svg:x2="6.491cm" svg:y2="6.4cm">
            <text:p/>
          </draw:line>
          <draw:line draw:style-name="gr10" draw:text-style-name="P2" draw:layer="layout" svg:x1="2.491cm" svg:y1="6.4cm" svg:x2="2.491cm" svg:y2="2.5cm">
            <text:p/>
          </draw:line>
          <draw:line draw:style-name="gr11" draw:text-style-name="P2" draw:layer="layout" svg:x1="2.491cm" svg:y1="6.414cm" svg:x2="4.891cm" svg:y2="4.3cm">
            <text:p/>
          </draw:line>
        </draw:g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4cm" svg:height="12.9cm" draw:transform="rotate (1.5707963267949) translate (9.591cm 1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10" draw:layer="layout" svg:width="0.4cm" svg:height="6.5cm" svg:x="22.691cm" svg:y="4.9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" draw:layer="layout" svg:width="0.445cm" svg:height="0.72cm" svg:x="23.491cm" svg:y="7.7cm">
          <draw:image xlink:href="Pictures/100000000000001500000022F4BBFBF6805FC511.png" xlink:type="simple" xlink:show="embed" xlink:actuate="onLoad" loext:mime-type="image/png">
            <text:p/>
          </draw:image>
        </draw:frame>
        <draw:frame draw:style-name="gr15" draw:text-style-name="P1" draw:layer="layout" svg:width="0.381cm" svg:height="0.55cm" svg:x="15.891cm" svg:y="12.2cm">
          <draw:image xlink:href="Pictures/10000000000000120000001A46141B94449E2EE9.png" xlink:type="simple" xlink:show="embed" xlink:actuate="onLoad" loext:mime-type="image/png">
            <text:p/>
          </draw:image>
        </draw:frame>
        <draw:custom-shape draw:style-name="gr16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143cm" svg:height="3.7cm" svg:x="17.391cm" svg:y="14.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frame draw:style-name="gr6" draw:text-style-name="P6" draw:layer="layout" svg:width="1.175cm" svg:height="0.966cm" svg:x="6.453cm" svg:y="6.1cm">
            <draw:text-box>
              <text:p><text:span text:style-name="T7">x</text:span><text:span text:style-name="T8">ob</text:span><text:span text:style-name="T8">j</text:span></text:p>
            </draw:text-box>
          </draw:frame>
          <draw:frame draw:style-name="gr6" draw:text-style-name="P7" draw:layer="layout" svg:width="1.175cm" svg:height="0.966cm" svg:x="4.953cm" svg:y="3.634cm">
            <draw:text-box>
              <text:p><text:span text:style-name="T9">y</text:span><text:span text:style-name="T10">ob</text:span><text:span text:style-name="T10">j</text:span></text:p>
            </draw:text-box>
          </draw:frame>
          <draw:frame draw:style-name="gr6" draw:text-style-name="P8" draw:layer="layout" svg:width="1.175cm" svg:height="0.966cm" svg:x="2.053cm" svg:y="1.5cm">
            <draw:text-box>
              <text:p><text:span text:style-name="T11">z</text:span><text:span text:style-name="T12">ob</text:span><text:span text:style-name="T12">j</text:span></text:p>
            </draw:text-box>
          </draw:frame>
          <draw:custom-shape draw:style-name="gr7" draw:text-style-name="P9" draw:layer="layout" svg:width="2.8cm" svg:height="4.3cm" svg:x="1.291cm" svg:y="3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9" draw:layer="layout" svg:width="1.5cm" svg:height="1.5cm" svg:x="1.59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9" draw:text-style-name="P2" draw:layer="layout" svg:x1="2.491cm" svg:y1="6.4cm" svg:x2="6.491cm" svg:y2="6.4cm">
            <text:p/>
          </draw:line>
          <draw:line draw:style-name="gr10" draw:text-style-name="P2" draw:layer="layout" svg:x1="2.491cm" svg:y1="6.4cm" svg:x2="2.491cm" svg:y2="2.5cm">
            <text:p/>
          </draw:line>
          <draw:line draw:style-name="gr11" draw:text-style-name="P2" draw:layer="layout" svg:x1="2.491cm" svg:y1="6.414cm" svg:x2="4.891cm" svg:y2="4.3cm">
            <text:p/>
          </draw:line>
        </draw:g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143cm" svg:height="3.7cm" svg:x="13.091cm" svg:y="14.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frame draw:style-name="gr6" draw:text-style-name="P6" draw:layer="layout" svg:width="1.175cm" svg:height="0.966cm" svg:x="6.453cm" svg:y="6.1cm">
          <draw:text-box>
            <text:p><text:span text:style-name="T7">x</text:span><text:span text:style-name="T8">ob</text:span><text:span text:style-name="T8">j</text:span></text:p>
          </draw:text-box>
        </draw:frame>
        <draw:frame draw:style-name="gr6" draw:text-style-name="P7" draw:layer="layout" svg:width="1.175cm" svg:height="0.966cm" svg:x="4.953cm" svg:y="3.634cm">
          <draw:text-box>
            <text:p><text:span text:style-name="T9">y</text:span><text:span text:style-name="T10">ob</text:span><text:span text:style-name="T10">j</text:span></text:p>
          </draw:text-box>
        </draw:frame>
        <draw:frame draw:style-name="gr6" draw:text-style-name="P8" draw:layer="layout" svg:width="1.175cm" svg:height="0.966cm" svg:x="2.053cm" svg:y="1.5cm">
          <draw:text-box>
            <text:p><text:span text:style-name="T11">z</text:span><text:span text:style-name="T12">ob</text:span><text:span text:style-name="T12">j</text:span></text:p>
          </draw:text-box>
        </draw:frame>
        <draw:custom-shape draw:style-name="gr7" draw:text-style-name="P9" draw:layer="layout" svg:width="2.8cm" svg:height="4.3cm" svg:x="1.291cm" svg:y="3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1.5cm" svg:height="1.5cm" svg:x="1.591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9" draw:text-style-name="P2" draw:layer="layout" svg:x1="2.491cm" svg:y1="6.4cm" svg:x2="6.491cm" svg:y2="6.4cm">
          <text:p/>
        </draw:line>
        <draw:line draw:style-name="gr10" draw:text-style-name="P2" draw:layer="layout" svg:x1="2.491cm" svg:y1="6.4cm" svg:x2="2.491cm" svg:y2="2.5cm">
          <text:p/>
        </draw:line>
        <draw:line draw:style-name="gr11" draw:text-style-name="P2" draw:layer="layout" svg:x1="2.491cm" svg:y1="6.414cm" svg:x2="4.891cm" svg:y2="4.3cm">
          <text:p/>
        </draw:line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2.691cm" svg:y1="4.8cm" svg:x2="22.691cm" svg:y2="8.2cm">
          <text:p/>
        </draw:line>
        <draw:frame draw:style-name="gr6" draw:text-style-name="P6" draw:layer="layout" svg:width="1.175cm" svg:height="0.966cm" svg:x="22.291cm" svg:y="8.1cm">
          <draw:text-box>
            <text:p><text:span text:style-name="T7">x</text:span><text:span text:style-name="T8">ob</text:span><text:span text:style-name="T8">j</text:span></text:p>
          </draw:text-box>
        </draw:frame>
        <draw:custom-shape draw:style-name="gr17" draw:text-style-name="P10" draw:layer="layout" svg:width="1.143cm" svg:height="3.7cm" svg:x="13.091cm" svg:y="14.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frame draw:style-name="gr6" draw:text-style-name="P6" draw:layer="layout" svg:width="1.175cm" svg:height="0.966cm" svg:x="6.453cm" svg:y="6.1cm">
          <draw:text-box>
            <text:p><text:span text:style-name="T7">x</text:span><text:span text:style-name="T8">ob</text:span><text:span text:style-name="T8">j</text:span></text:p>
          </draw:text-box>
        </draw:frame>
        <draw:frame draw:style-name="gr6" draw:text-style-name="P7" draw:layer="layout" svg:width="1.175cm" svg:height="0.966cm" svg:x="4.953cm" svg:y="3.634cm">
          <draw:text-box>
            <text:p><text:span text:style-name="T9">y</text:span><text:span text:style-name="T10">ob</text:span><text:span text:style-name="T10">j</text:span></text:p>
          </draw:text-box>
        </draw:frame>
        <draw:frame draw:style-name="gr6" draw:text-style-name="P8" draw:layer="layout" svg:width="1.175cm" svg:height="0.966cm" svg:x="2.053cm" svg:y="1.5cm">
          <draw:text-box>
            <text:p><text:span text:style-name="T11">z</text:span><text:span text:style-name="T12">ob</text:span><text:span text:style-name="T12">j</text:span></text:p>
          </draw:text-box>
        </draw:frame>
        <draw:custom-shape draw:style-name="gr7" draw:text-style-name="P9" draw:layer="layout" svg:width="2.8cm" svg:height="4.3cm" svg:x="1.291cm" svg:y="3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1.5cm" svg:height="1.5cm" svg:x="1.591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9" draw:text-style-name="P2" draw:layer="layout" svg:x1="2.491cm" svg:y1="6.4cm" svg:x2="6.491cm" svg:y2="6.4cm">
          <text:p/>
        </draw:line>
        <draw:line draw:style-name="gr10" draw:text-style-name="P2" draw:layer="layout" svg:x1="2.491cm" svg:y1="6.4cm" svg:x2="2.491cm" svg:y2="2.5cm">
          <text:p/>
        </draw:line>
        <draw:line draw:style-name="gr11" draw:text-style-name="P2" draw:layer="layout" svg:x1="2.491cm" svg:y1="6.414cm" svg:x2="4.891cm" svg:y2="4.3cm">
          <text:p/>
        </draw:line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2.691cm" svg:y1="4.8cm" svg:x2="22.691cm" svg:y2="8.2cm">
          <text:p/>
        </draw:line>
        <draw:frame draw:style-name="gr6" draw:text-style-name="P6" draw:layer="layout" svg:width="1.175cm" svg:height="0.966cm" svg:x="22.291cm" svg:y="8.1cm">
          <draw:text-box>
            <text:p><text:span text:style-name="T7">x</text:span><text:span text:style-name="T8">ob</text:span><text:span text:style-name="T8">j</text:span></text:p>
          </draw:text-box>
        </draw:frame>
        <draw:line draw:style-name="gr11" draw:text-style-name="P2" draw:layer="layout" svg:x1="22.791cm" svg:y1="4.7cm" svg:x2="25.191cm" svg:y2="2.586cm">
          <text:p/>
        </draw:line>
        <draw:frame draw:style-name="gr6" draw:text-style-name="P7" draw:layer="layout" svg:width="1.175cm" svg:height="0.966cm" svg:x="25.116cm" svg:y="2.1cm">
          <draw:text-box>
            <text:p><text:span text:style-name="T9">y</text:span><text:span text:style-name="T10">ob</text:span><text:span text:style-name="T10">j</text:span></text:p>
          </draw:text-box>
        </draw:frame>
        <draw:custom-shape draw:style-name="gr17" draw:text-style-name="P10" draw:layer="layout" svg:width="1.143cm" svg:height="3.7cm" svg:x="14.691cm" svg:y="14.1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frame draw:style-name="gr6" draw:text-style-name="P6" draw:layer="layout" svg:width="1.175cm" svg:height="0.966cm" svg:x="6.453cm" svg:y="6.1cm">
          <draw:text-box>
            <text:p><text:span text:style-name="T7">x</text:span><text:span text:style-name="T8">ob</text:span><text:span text:style-name="T8">j</text:span></text:p>
          </draw:text-box>
        </draw:frame>
        <draw:frame draw:style-name="gr6" draw:text-style-name="P7" draw:layer="layout" svg:width="1.175cm" svg:height="0.966cm" svg:x="4.953cm" svg:y="3.634cm">
          <draw:text-box>
            <text:p><text:span text:style-name="T9">y</text:span><text:span text:style-name="T10">ob</text:span><text:span text:style-name="T10">j</text:span></text:p>
          </draw:text-box>
        </draw:frame>
        <draw:frame draw:style-name="gr6" draw:text-style-name="P8" draw:layer="layout" svg:width="1.175cm" svg:height="0.966cm" svg:x="2.053cm" svg:y="1.5cm">
          <draw:text-box>
            <text:p><text:span text:style-name="T11">z</text:span><text:span text:style-name="T12">ob</text:span><text:span text:style-name="T12">j</text:span></text:p>
          </draw:text-box>
        </draw:frame>
        <draw:custom-shape draw:style-name="gr7" draw:text-style-name="P9" draw:layer="layout" svg:width="2.8cm" svg:height="4.3cm" svg:x="1.291cm" svg:y="3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1.5cm" svg:height="1.5cm" svg:x="1.591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9" draw:text-style-name="P2" draw:layer="layout" svg:x1="2.491cm" svg:y1="6.4cm" svg:x2="6.491cm" svg:y2="6.4cm">
          <text:p/>
        </draw:line>
        <draw:line draw:style-name="gr10" draw:text-style-name="P2" draw:layer="layout" svg:x1="2.491cm" svg:y1="6.4cm" svg:x2="2.491cm" svg:y2="2.5cm">
          <text:p/>
        </draw:line>
        <draw:line draw:style-name="gr11" draw:text-style-name="P2" draw:layer="layout" svg:x1="2.491cm" svg:y1="6.414cm" svg:x2="4.891cm" svg:y2="4.3cm">
          <text:p/>
        </draw:line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2.691cm" svg:y1="4.8cm" svg:x2="22.691cm" svg:y2="8.2cm">
          <text:p/>
        </draw:line>
        <draw:frame draw:style-name="gr6" draw:text-style-name="P6" draw:layer="layout" svg:width="1.175cm" svg:height="0.966cm" svg:x="22.291cm" svg:y="8.1cm">
          <draw:text-box>
            <text:p><text:span text:style-name="T7">x</text:span><text:span text:style-name="T8">ob</text:span><text:span text:style-name="T8">j</text:span></text:p>
          </draw:text-box>
        </draw:frame>
        <draw:line draw:style-name="gr11" draw:text-style-name="P2" draw:layer="layout" svg:x1="22.791cm" svg:y1="4.7cm" svg:x2="25.191cm" svg:y2="2.586cm">
          <text:p/>
        </draw:line>
        <draw:frame draw:style-name="gr6" draw:text-style-name="P7" draw:layer="layout" svg:width="1.175cm" svg:height="0.966cm" svg:x="25.116cm" svg:y="2.1cm">
          <draw:text-box>
            <text:p><text:span text:style-name="T9">y</text:span><text:span text:style-name="T10">ob</text:span><text:span text:style-name="T10">j</text:span></text:p>
          </draw:text-box>
        </draw:frame>
        <draw:line draw:style-name="gr10" draw:text-style-name="P2" draw:layer="layout" svg:x1="22.691cm" svg:y1="4.8cm" svg:x2="26.791cm" svg:y2="4.8cm">
          <text:p/>
        </draw:line>
        <draw:frame draw:style-name="gr6" draw:text-style-name="P8" draw:layer="layout" svg:width="1.175cm" svg:height="0.966cm" svg:x="26.816cm" svg:y="4.4cm">
          <draw:text-box>
            <text:p><text:span text:style-name="T11">z</text:span><text:span text:style-name="T12">ob</text:span><text:span text:style-name="T12">j</text:span></text:p>
          </draw:text-box>
        </draw:frame>
        <draw:custom-shape draw:style-name="gr17" draw:text-style-name="P10" draw:layer="layout" svg:width="1.143cm" svg:height="3.7cm" svg:x="15.991cm" svg:y="14.1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custom-shape draw:style-name="gr7" draw:text-style-name="P9" draw:layer="layout" svg:width="2.8cm" svg:height="4.298cm" draw:transform="rotate (-1.58336269740926) translate (25.325cm 2.954cm)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tru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9" draw:layer="layout" svg:width="1.5cm" svg:height="1.5cm" draw:transform="rotate (-1.58336269740926) translate (24.122cm 3.93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tru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2.691cm" svg:y1="4.8cm" svg:x2="22.691cm" svg:y2="8.2cm">
          <text:p/>
        </draw:line>
        <draw:frame draw:style-name="gr6" draw:text-style-name="P6" draw:layer="layout" svg:width="1.175cm" svg:height="0.966cm" svg:x="22.291cm" svg:y="8.1cm">
          <draw:text-box>
            <text:p><text:span text:style-name="T7">x</text:span><text:span text:style-name="T8">ob</text:span><text:span text:style-name="T8">j</text:span></text:p>
          </draw:text-box>
        </draw:frame>
        <draw:line draw:style-name="gr11" draw:text-style-name="P2" draw:layer="layout" svg:x1="22.791cm" svg:y1="4.7cm" svg:x2="25.191cm" svg:y2="2.586cm">
          <text:p/>
        </draw:line>
        <draw:frame draw:style-name="gr6" draw:text-style-name="P7" draw:layer="layout" svg:width="1.175cm" svg:height="0.966cm" svg:x="25.116cm" svg:y="2.1cm">
          <draw:text-box>
            <text:p><text:span text:style-name="T9">y</text:span><text:span text:style-name="T10">ob</text:span><text:span text:style-name="T10">j</text:span></text:p>
          </draw:text-box>
        </draw:frame>
        <draw:line draw:style-name="gr10" draw:text-style-name="P2" draw:layer="layout" svg:x1="22.691cm" svg:y1="4.8cm" svg:x2="26.791cm" svg:y2="4.8cm">
          <text:p/>
        </draw:line>
        <draw:frame draw:style-name="gr6" draw:text-style-name="P8" draw:layer="layout" svg:width="1.175cm" svg:height="0.966cm" svg:x="26.816cm" svg:y="4.4cm">
          <draw:text-box>
            <text:p><text:span text:style-name="T11">z</text:span><text:span text:style-name="T12">ob</text:span><text:span text:style-name="T12">j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.091cm" fo:margin-right="0.007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0:27:48.186000000</meta:creation-date>
    <dc:date>2025-02-27T18:02:12.558331129</dc:date>
    <meta:editing-duration>PT35M35S</meta:editing-duration>
    <meta:editing-cycles>11</meta:editing-cycles>
    <meta:generator>LibreOffice/6.4.7.2$Linux_X86_64 LibreOffice_project/40$Build-2</meta:generator>
    <meta:document-statistic meta:object-count="143"/>
  </office:meta>
</office:document-meta>
</file>